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nl" fo:country="NL"/>
    </style:style>
    <style:style style:name="P2" style:parent-style-name="Standard" style:family="paragraph">
      <style:text-properties fo:language="nl" fo:country="NL"/>
    </style:style>
    <style:style style:name="P3" style:parent-style-name="Standard" style:family="paragraph">
      <style:text-properties fo:language="nl" fo:country="NL"/>
    </style:style>
    <style:style style:name="P4" style:parent-style-name="Standard" style:family="paragraph">
      <style:text-properties fo:language="nl" fo:country="NL"/>
    </style:style>
    <style:style style:name="P5" style:parent-style-name="Standard" style:family="paragraph">
      <style:text-properties fo:language="nl" fo:country="NL"/>
    </style:style>
    <style:style style:name="P6" style:parent-style-name="Standard" style:family="paragraph">
      <style:text-properties fo:language="nl" fo:country="NL"/>
    </style:style>
    <style:style style:name="P7" style:parent-style-name="Standard" style:family="paragraph">
      <style:text-properties fo:language="nl" fo:country="NL"/>
    </style:style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</office:automatic-styles>
  <office:body>
    <office:text text:use-soft-page-breaks="true">
      <text:p text:style-name="P1">12<text:s/>oktober, 2021.</text:p>
      <text:p text:style-name="P2"/>
      <text:p text:style-name="P3">Mike Oxlong</text:p>
      <text:p text:style-name="P4">TBS kliniek de roze regenboog</text:p>
      <text:p text:style-name="P5">420 flik de flak straat</text:p>
      <text:p text:style-name="P6">Pernis, 4269 ER</text:p>
      <text:p text:style-name="P7"/>
      <text:p text:style-name="Standard">Dear Mr. Oxlong,</text:p>
      <text:p text:style-name="Standard"/>
      <text:p text:style-name="Standard">I am writing this letter because I saw your ad on the local paper for a full stack developer, I<text:s/>myself<text:s/>a senior<text:s/>full stack developer am looking to scale down from my current job as the head<text:s/>of development at Facebook.<text:s/></text:p>
      <text:p text:style-name="Standard"/>
      <text:p text:style-name="Standard">This position is very appealing for me because of my strong technical background as the head of development at Facebook. I have experience with the following:</text:p>
      <text:p text:style-name="Standard"/>
      <text:list text:style-name="LFO1" text:continue-numbering="true">
        <text:list-item>
          <text:p text:style-name="P8">Designing and building complex pipelines.</text:p>
        </text:list-item>
      </text:list>
      <text:p text:style-name="Standard"/>
      <text:list text:style-name="LFO1" text:continue-numbering="true">
        <text:list-item>
          <text:p text:style-name="P9">Managing large teams.</text:p>
        </text:list-item>
      </text:list>
      <text:p text:style-name="Standard"/>
      <text:list text:style-name="LFO1" text:continue-numbering="true">
        <text:list-item>
          <text:p text:style-name="P10">Building large applications</text:p>
        </text:list-item>
      </text:list>
      <text:p text:style-name="Standard"/>
      <text:p text:style-name="Standard">Furthermore<text:s/>I have a comprehensive understanding from everything to assembly to scratch.<text:s/>This combined with a certification of Software Development I feel I am a good fit for the job.</text:p>
      <text:p text:style-name="Standard"/>
      <text:p text:style-name="Standard">I can be reached via my mail<text:s/><text:a xlink:href="mailto:mike@oxlong.su" office:target-frame-name="_top" xlink:show="replace"><text:span text:style-name="Hyperlink">mike@oxlong.su</text:span></text:a><text:s/>or via phone<text:s/>on +31 6 00 00 00 00.</text:p>
      <text:p text:style-name="Standard"><text:s text:c="2"/></text:p>
      <text:p text:style-name="Standard"/>
      <text:p text:style-name="Standard">Sincerely,</text:p>
      <text:p text:style-name="Standard">Mike Oxlong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Noto Serif CJK SC" style:font-name-complex="Liberation Serif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onstantijn van hartesveldt</dc:creator>
    <meta:creation-date>2021-10-12T13:42:00Z</meta:creation-date>
    <dc:date>2021-10-13T10:11:00Z</dc:date>
    <meta:template xlink:href="Normal.dotm" xlink:type="simple"/>
    <meta:editing-cycles>3</meta:editing-cycles>
    <meta:editing-duration>PT3960S</meta:editing-duration>
    <meta:document-statistic meta:page-count="1" meta:paragraph-count="1" meta:word-count="138" meta:character-count="924" meta:row-count="6" meta:non-whitespace-character-count="787"/>
  </office:meta>
</office:document-meta>
</file>